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02cm" draw:shadow="hidden" style:protect="size"/>
    </style:style>
    <style:style style:name="gr2" style:family="graphic" style:parent-style-name="objectwithoutfill">
      <style:graphic-properties svg:stroke-color="#dddddd" draw:fill="none" draw:textarea-vertical-align="middle"/>
    </style:style>
    <style:style style:name="gr3" style:family="graphic" style:parent-style-name="objectwithoutfill">
      <style:graphic-properties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.893cm" fo:min-width="0.643cm" draw:shadow="hidden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02cm"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2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93cm" fo:min-width="3.888cm" draw:shadow="hidden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fo:min-height="5.123cm" draw:shadow="hidden" style:protect="position size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cm" fo:min-width="7.139cm"/>
    </style:style>
    <style:style style:name="gr12" style:family="graphic" style:parent-style-name="standard">
      <style:graphic-properties draw:textarea-horizontal-align="justify" draw:textarea-vertical-align="middle" draw:auto-grow-height="false" fo:min-height="2.042cm" fo:min-width="4.332cm" style:protect="size"/>
    </style:style>
    <style:style style:name="gr13" style:family="graphic" style:parent-style-name="standard">
      <style:graphic-properties draw:fill-color="#000000" draw:opacity="100%" draw:textarea-horizontal-align="justify" draw:textarea-vertical-align="middle" draw:auto-grow-height="false" fo:min-height="0.11cm" fo:min-width="0cm" draw:shadow-offset-x="0.203cm" draw:shadow-offset-y="0.203cm" draw:shadow-opacity="100%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0.988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3.266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2.352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1.805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1.687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1.225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3.084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9cm" fo:min-width="2.28cm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4.257cm" draw:shadow="hidden"/>
    </style:style>
    <style:style style:name="gr24" style:family="graphic" style:parent-style-name="standard">
      <style:graphic-properties draw:fill="none" draw:textarea-vertical-align="middle" draw:auto-grow-height="false" fo:min-height="3.60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fo:min-height="2.845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fo:min-height="8.284cm" draw:shadow="hidden" style:protect="position siz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8" style:family="paragraph"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-color="#000000" draw:opacity="10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en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33% 58%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commended ID Allocation" draw:style-name="dp1" draw:master-page-name="Default">
        <draw:frame draw:style-name="gr1" draw:text-style-name="P2" draw:layer="layout" svg:width="1.27cm" svg:height="1.27cm" svg:x="13.7cm" svg:y="2.27cm">
          <draw:text-box>
            <text:p text:style-name="P1">0</text:p>
          </draw:text-box>
        </draw:frame>
        <draw:g>
          <draw:line draw:style-name="gr2" draw:text-style-name="P3" draw:layer="layout" svg:x1="21.32cm" svg:y1="2.397cm" svg:x2="21.32cm" svg:y2="3.413cm">
            <text:p/>
          </draw:line>
          <draw:line draw:style-name="gr2" draw:text-style-name="P3" draw:layer="layout" svg:x1="20.05cm" svg:y1="2.397cm" svg:x2="20.05cm" svg:y2="3.413cm">
            <text:p/>
          </draw:line>
          <draw:line draw:style-name="gr2" draw:text-style-name="P3" draw:layer="layout" svg:x1="16.24cm" svg:y1="2.397cm" svg:x2="16.24cm" svg:y2="3.413cm">
            <text:p/>
          </draw:line>
          <draw:line draw:style-name="gr2" draw:text-style-name="P3" draw:layer="layout" svg:x1="17.51cm" svg:y1="2.397cm" svg:x2="17.51cm" svg:y2="3.413cm">
            <text:p/>
          </draw:line>
          <draw:line draw:style-name="gr2" draw:text-style-name="P3" draw:layer="layout" svg:x1="18.78cm" svg:y1="2.397cm" svg:x2="18.78cm" svg:y2="3.413cm">
            <text:p/>
          </draw:line>
          <draw:line draw:style-name="gr2" draw:text-style-name="P3" draw:layer="layout" svg:x1="22.59cm" svg:y1="2.397cm" svg:x2="22.59cm" svg:y2="3.413cm">
            <text:p/>
          </draw:line>
          <draw:line draw:style-name="gr2" draw:text-style-name="P3" draw:layer="layout" svg:x1="23.86cm" svg:y1="2.397cm" svg:x2="23.86cm" svg:y2="3.413cm">
            <text:p/>
          </draw:line>
          <draw:line draw:style-name="gr2" draw:text-style-name="P3" draw:layer="layout" svg:x1="25.13cm" svg:y1="2.397cm" svg:x2="25.13cm" svg:y2="3.413cm">
            <text:p/>
          </draw:line>
        </draw:g>
        <draw:g>
          <draw:g>
            <draw:line draw:style-name="gr3" draw:text-style-name="P3" draw:layer="layout" svg:x1="12.43cm" svg:y1="2.27cm" svg:x2="12.43cm" svg:y2="3.54cm">
              <text:p/>
            </draw:line>
            <draw:line draw:style-name="gr3" draw:text-style-name="P3" draw:layer="layout" svg:x1="26.4cm" svg:y1="2.27cm" svg:x2="26.4cm" svg:y2="3.54cm">
              <text:p/>
            </draw:line>
            <draw:line draw:style-name="gr3" draw:text-style-name="P3" draw:layer="layout" svg:x1="12.43cm" svg:y1="3.54cm" svg:x2="26.4cm" svg:y2="3.54cm">
              <text:p/>
            </draw:line>
            <draw:line draw:style-name="gr3" draw:text-style-name="P3" draw:layer="layout" svg:x1="12.43cm" svg:y1="2.27cm" svg:x2="26.4cm" svg:y2="2.27cm">
              <text:p/>
            </draw:line>
          </draw:g>
          <draw:line draw:style-name="gr3" draw:text-style-name="P3" draw:layer="layout" svg:x1="14.97cm" svg:y1="2.397cm" svg:x2="14.97cm" svg:y2="3.413cm">
            <text:p/>
          </draw:line>
          <draw:line draw:style-name="gr3" draw:text-style-name="P3" draw:layer="layout" svg:x1="13.7cm" svg:y1="2.397cm" svg:x2="13.7cm" svg:y2="3.413cm">
            <text:p/>
          </draw:line>
        </draw:g>
        <draw:g>
          <draw:g>
            <draw:line draw:style-name="gr3" draw:text-style-name="P3" draw:layer="layout" svg:x1="12.43cm" svg:y1="3.667cm" svg:x2="12.43cm" svg:y2="4.937cm">
              <text:p/>
            </draw:line>
            <draw:line draw:style-name="gr3" draw:text-style-name="P3" draw:layer="layout" svg:x1="26.4cm" svg:y1="3.667cm" svg:x2="26.4cm" svg:y2="4.937cm">
              <text:p/>
            </draw:line>
            <draw:line draw:style-name="gr3" draw:text-style-name="P3" draw:layer="layout" svg:x1="12.43cm" svg:y1="4.937cm" svg:x2="26.4cm" svg:y2="4.937cm">
              <text:p/>
            </draw:line>
            <draw:line draw:style-name="gr3" draw:text-style-name="P3" draw:layer="layout" svg:x1="12.43cm" svg:y1="3.667cm" svg:x2="26.4cm" svg:y2="3.667cm">
              <text:p/>
            </draw:line>
          </draw:g>
          <draw:line draw:style-name="gr3" draw:text-style-name="P3" draw:layer="layout" svg:x1="14.97cm" svg:y1="3.794cm" svg:x2="14.97cm" svg:y2="4.81cm">
            <text:p/>
          </draw:line>
          <draw:line draw:style-name="gr3" draw:text-style-name="P3" draw:layer="layout" svg:x1="13.7cm" svg:y1="3.794cm" svg:x2="13.7cm" svg:y2="4.81cm">
            <text:p/>
          </draw:line>
        </draw:g>
        <draw:g>
          <draw:g>
            <draw:line draw:style-name="gr3" draw:text-style-name="P3" draw:layer="layout" svg:x1="12.43cm" svg:y1="5.064cm" svg:x2="12.43cm" svg:y2="6.334cm">
              <text:p/>
            </draw:line>
            <draw:line draw:style-name="gr3" draw:text-style-name="P3" draw:layer="layout" svg:x1="26.4cm" svg:y1="5.064cm" svg:x2="26.4cm" svg:y2="6.334cm">
              <text:p/>
            </draw:line>
            <draw:line draw:style-name="gr3" draw:text-style-name="P3" draw:layer="layout" svg:x1="12.43cm" svg:y1="6.334cm" svg:x2="26.4cm" svg:y2="6.334cm">
              <text:p/>
            </draw:line>
            <draw:line draw:style-name="gr3" draw:text-style-name="P3" draw:layer="layout" svg:x1="12.43cm" svg:y1="5.064cm" svg:x2="26.4cm" svg:y2="5.064cm">
              <text:p/>
            </draw:line>
          </draw:g>
          <draw:line draw:style-name="gr3" draw:text-style-name="P3" draw:layer="layout" svg:x1="14.97cm" svg:y1="5.191cm" svg:x2="14.97cm" svg:y2="6.207cm">
            <text:p/>
          </draw:line>
          <draw:line draw:style-name="gr3" draw:text-style-name="P3" draw:layer="layout" svg:x1="13.7cm" svg:y1="5.191cm" svg:x2="13.7cm" svg:y2="6.207cm">
            <text:p/>
          </draw:line>
        </draw:g>
        <draw:g>
          <draw:g>
            <draw:line draw:style-name="gr3" draw:text-style-name="P3" draw:layer="layout" svg:x1="12.43cm" svg:y1="6.461cm" svg:x2="12.43cm" svg:y2="7.731cm">
              <text:p/>
            </draw:line>
            <draw:line draw:style-name="gr3" draw:text-style-name="P3" draw:layer="layout" svg:x1="26.4cm" svg:y1="6.461cm" svg:x2="26.4cm" svg:y2="7.731cm">
              <text:p/>
            </draw:line>
            <draw:line draw:style-name="gr3" draw:text-style-name="P3" draw:layer="layout" svg:x1="12.43cm" svg:y1="7.731cm" svg:x2="26.4cm" svg:y2="7.731cm">
              <text:p/>
            </draw:line>
            <draw:line draw:style-name="gr3" draw:text-style-name="P3" draw:layer="layout" svg:x1="12.43cm" svg:y1="6.461cm" svg:x2="26.4cm" svg:y2="6.461cm">
              <text:p/>
            </draw:line>
          </draw:g>
          <draw:line draw:style-name="gr3" draw:text-style-name="P3" draw:layer="layout" svg:x1="14.97cm" svg:y1="6.588cm" svg:x2="14.97cm" svg:y2="7.604cm">
            <text:p/>
          </draw:line>
          <draw:line draw:style-name="gr3" draw:text-style-name="P3" draw:layer="layout" svg:x1="13.7cm" svg:y1="6.588cm" svg:x2="13.7cm" svg:y2="7.604cm">
            <text:p/>
          </draw:line>
        </draw:g>
        <draw:frame draw:style-name="gr4" draw:text-style-name="P4" draw:layer="layout" svg:width="1.27cm" svg:height="1.27cm" svg:x="12.43cm" svg:y="1cm">
          <draw:text-box>
            <text:p text:style-name="P1"><text:span text:style-name="T1">PRI</text:span></text:p>
          </draw:text-box>
        </draw:frame>
        <draw:frame draw:style-name="gr1" draw:text-style-name="P2" draw:layer="layout" svg:width="1.27cm" svg:height="1.27cm" svg:x="12.43cm" svg:y="2.27cm">
          <draw:text-box>
            <text:p text:style-name="P1">0</text:p>
          </draw:text-box>
        </draw:frame>
        <draw:frame draw:style-name="gr1" draw:text-style-name="P2" draw:layer="layout" svg:width="1.27cm" svg:height="1.27cm" svg:x="12.43cm" svg:y="3.667cm">
          <draw:text-box>
            <text:p text:style-name="P1">0</text:p>
          </draw:text-box>
        </draw:frame>
        <draw:frame draw:style-name="gr1" draw:text-style-name="P2" draw:layer="layout" svg:width="1.27cm" svg:height="1.27cm" svg:x="12.43cm" svg:y="5.064cm">
          <draw:text-box>
            <text:p text:style-name="P1">1</text:p>
          </draw:text-box>
        </draw:frame>
        <draw:frame draw:style-name="gr1" draw:text-style-name="P2" draw:layer="layout" svg:width="1.27cm" svg:height="1.27cm" svg:x="12.43cm" svg:y="6.461cm">
          <draw:text-box>
            <text:p text:style-name="P1">1</text:p>
          </draw:text-box>
        </draw:frame>
        <draw:frame draw:style-name="gr1" draw:text-style-name="P2" draw:layer="layout" svg:width="1.27cm" svg:height="1.27cm" svg:x="13.7cm" svg:y="6.461cm">
          <draw:text-box>
            <text:p text:style-name="P1">1</text:p>
          </draw:text-box>
        </draw:frame>
        <draw:frame draw:style-name="gr1" draw:text-style-name="P2" draw:layer="layout" svg:width="1.27cm" svg:height="1.27cm" svg:x="13.7cm" svg:y="5.064cm">
          <draw:text-box>
            <text:p text:style-name="P1">0</text:p>
          </draw:text-box>
        </draw:frame>
        <draw:frame draw:style-name="gr1" draw:text-style-name="P2" draw:layer="layout" svg:width="1.27cm" svg:height="1.27cm" svg:x="13.7cm" svg:y="3.667cm">
          <draw:text-box>
            <text:p text:style-name="P1">1</text:p>
          </draw:text-box>
        </draw:frame>
        <draw:frame draw:style-name="gr4" draw:text-style-name="P4" draw:layer="layout" svg:width="1.27cm" svg:height="1.27cm" svg:x="13.7cm" svg:y="1cm">
          <draw:text-box>
            <text:p text:style-name="P1"><text:span text:style-name="T1">VOL</text:span></text:p>
          </draw:text-box>
        </draw:frame>
        <draw:frame draw:style-name="gr5" draw:text-style-name="P5" draw:layer="layout" svg:width="5.715cm" svg:height="1.27cm" svg:x="6.715cm" svg:y="2.27cm">
          <draw:text-box>
            <text:p><text:span text:style-name="T2">High Priority, Low Volume</text:span></text:p>
          </draw:text-box>
        </draw:frame>
        <draw:frame draw:style-name="gr5" draw:text-style-name="P5" draw:layer="layout" svg:width="5.715cm" svg:height="1.27cm" svg:x="6.715cm" svg:y="3.667cm">
          <draw:text-box>
            <text:p><text:span text:style-name="T2">High Volume</text:span></text:p>
          </draw:text-box>
        </draw:frame>
        <draw:frame draw:style-name="gr5" draw:text-style-name="P5" draw:layer="layout" svg:width="5.715cm" svg:height="1.27cm" svg:x="6.715cm" svg:y="5.064cm">
          <draw:text-box>
            <text:p><text:span text:style-name="T2">Low Priority, Low Volume</text:span></text:p>
          </draw:text-box>
        </draw:frame>
        <draw:frame draw:style-name="gr5" draw:text-style-name="P5" draw:layer="layout" svg:width="5.715cm" svg:height="1.27cm" svg:x="6.715cm" svg:y="6.461cm">
          <draw:text-box>
            <text:p><text:span text:style-name="T2">High Volume</text:span></text:p>
          </draw:text-box>
        </draw:frame>
        <draw:frame draw:style-name="gr5" draw:text-style-name="P5" draw:layer="layout" svg:width="2.557cm" svg:height="1.27cm" svg:x="2.253cm" svg:y="2.27cm">
          <draw:text-box>
            <text:p><text:span text:style-name="T2">Regular</text:span></text:p>
          </draw:text-box>
        </draw:frame>
        <draw:frame draw:style-name="gr5" draw:text-style-name="P5" draw:layer="layout" svg:width="2.557cm" svg:height="1.27cm" svg:x="2.27cm" svg:y="3.667cm">
          <draw:text-box>
            <text:p><text:span text:style-name="T2">Sporadic</text:span></text:p>
          </draw:text-box>
        </draw:frame>
        <draw:g>
          <draw:line draw:style-name="gr6" draw:text-style-name="P3" draw:layer="layout" svg:x1="4.81cm" svg:y1="2.905cm" svg:x2="7.223cm" svg:y2="2.905cm">
            <text:p/>
          </draw:line>
          <draw:line draw:style-name="gr6" draw:text-style-name="P3" draw:layer="layout" svg:x1="7.223cm" svg:y1="5.699cm" svg:x2="6.08cm" svg:y2="5.699cm">
            <text:p/>
          </draw:line>
          <draw:line draw:style-name="gr6" draw:text-style-name="P3" draw:layer="layout" svg:x1="6.08cm" svg:y1="2.905cm" svg:x2="6.08cm" svg:y2="5.699cm">
            <text:p/>
          </draw:line>
        </draw:g>
        <draw:g>
          <draw:line draw:style-name="gr6" draw:text-style-name="P3" draw:layer="layout" svg:x1="4.81cm" svg:y1="4.302cm" svg:x2="9.636cm" svg:y2="4.302cm">
            <text:p/>
          </draw:line>
          <draw:line draw:style-name="gr6" draw:text-style-name="P3" draw:layer="layout" svg:x1="9.636cm" svg:y1="7.096cm" svg:x2="5.826cm" svg:y2="7.096cm">
            <text:p/>
          </draw:line>
          <draw:line draw:style-name="gr6" draw:text-style-name="P3" draw:layer="layout" svg:x1="5.826cm" svg:y1="4.302cm" svg:x2="5.826cm" svg:y2="7.096cm">
            <text:p/>
          </draw:line>
        </draw:g>
        <draw:frame draw:style-name="gr7" draw:text-style-name="P2" draw:layer="layout" svg:width="11.43cm" svg:height="1.27cm" svg:x="14.97cm" svg:y="2.27cm">
          <draw:text-box>
            <text:p text:style-name="P1">2<text:span text:style-name="T3">9</text:span> (512)</text:p>
          </draw:text-box>
        </draw:frame>
        <draw:g>
          <draw:line draw:style-name="gr2" draw:text-style-name="P3" draw:layer="layout" svg:x1="21.32cm" svg:y1="3.794cm" svg:x2="21.32cm" svg:y2="4.81cm">
            <text:p/>
          </draw:line>
          <draw:line draw:style-name="gr2" draw:text-style-name="P3" draw:layer="layout" svg:x1="20.05cm" svg:y1="3.794cm" svg:x2="20.05cm" svg:y2="4.81cm">
            <text:p/>
          </draw:line>
          <draw:line draw:style-name="gr2" draw:text-style-name="P3" draw:layer="layout" svg:x1="16.24cm" svg:y1="3.794cm" svg:x2="16.24cm" svg:y2="4.81cm">
            <text:p/>
          </draw:line>
          <draw:line draw:style-name="gr2" draw:text-style-name="P3" draw:layer="layout" svg:x1="17.51cm" svg:y1="3.794cm" svg:x2="17.51cm" svg:y2="4.81cm">
            <text:p/>
          </draw:line>
          <draw:line draw:style-name="gr2" draw:text-style-name="P3" draw:layer="layout" svg:x1="18.78cm" svg:y1="3.794cm" svg:x2="18.78cm" svg:y2="4.81cm">
            <text:p/>
          </draw:line>
          <draw:line draw:style-name="gr2" draw:text-style-name="P3" draw:layer="layout" svg:x1="22.59cm" svg:y1="3.794cm" svg:x2="22.59cm" svg:y2="4.81cm">
            <text:p/>
          </draw:line>
          <draw:line draw:style-name="gr2" draw:text-style-name="P3" draw:layer="layout" svg:x1="23.86cm" svg:y1="3.794cm" svg:x2="23.86cm" svg:y2="4.81cm">
            <text:p/>
          </draw:line>
          <draw:line draw:style-name="gr2" draw:text-style-name="P3" draw:layer="layout" svg:x1="25.13cm" svg:y1="3.794cm" svg:x2="25.13cm" svg:y2="4.81cm">
            <text:p/>
          </draw:line>
        </draw:g>
        <draw:g>
          <draw:line draw:style-name="gr2" draw:text-style-name="P3" draw:layer="layout" svg:x1="21.32cm" svg:y1="5.191cm" svg:x2="21.32cm" svg:y2="6.207cm">
            <text:p/>
          </draw:line>
          <draw:line draw:style-name="gr2" draw:text-style-name="P3" draw:layer="layout" svg:x1="20.05cm" svg:y1="5.191cm" svg:x2="20.05cm" svg:y2="6.207cm">
            <text:p/>
          </draw:line>
          <draw:line draw:style-name="gr2" draw:text-style-name="P3" draw:layer="layout" svg:x1="16.24cm" svg:y1="5.191cm" svg:x2="16.24cm" svg:y2="6.207cm">
            <text:p/>
          </draw:line>
          <draw:line draw:style-name="gr2" draw:text-style-name="P3" draw:layer="layout" svg:x1="17.51cm" svg:y1="5.191cm" svg:x2="17.51cm" svg:y2="6.207cm">
            <text:p/>
          </draw:line>
          <draw:line draw:style-name="gr2" draw:text-style-name="P3" draw:layer="layout" svg:x1="18.78cm" svg:y1="5.191cm" svg:x2="18.78cm" svg:y2="6.207cm">
            <text:p/>
          </draw:line>
          <draw:line draw:style-name="gr2" draw:text-style-name="P3" draw:layer="layout" svg:x1="22.59cm" svg:y1="5.191cm" svg:x2="22.59cm" svg:y2="6.207cm">
            <text:p/>
          </draw:line>
          <draw:line draw:style-name="gr2" draw:text-style-name="P3" draw:layer="layout" svg:x1="23.86cm" svg:y1="5.191cm" svg:x2="23.86cm" svg:y2="6.207cm">
            <text:p/>
          </draw:line>
          <draw:line draw:style-name="gr2" draw:text-style-name="P3" draw:layer="layout" svg:x1="25.13cm" svg:y1="5.191cm" svg:x2="25.13cm" svg:y2="6.207cm">
            <text:p/>
          </draw:line>
        </draw:g>
        <draw:g>
          <draw:line draw:style-name="gr2" draw:text-style-name="P3" draw:layer="layout" svg:x1="21.32cm" svg:y1="6.588cm" svg:x2="21.32cm" svg:y2="7.604cm">
            <text:p/>
          </draw:line>
          <draw:line draw:style-name="gr2" draw:text-style-name="P3" draw:layer="layout" svg:x1="20.05cm" svg:y1="6.588cm" svg:x2="20.05cm" svg:y2="7.604cm">
            <text:p/>
          </draw:line>
          <draw:line draw:style-name="gr2" draw:text-style-name="P3" draw:layer="layout" svg:x1="16.24cm" svg:y1="6.588cm" svg:x2="16.24cm" svg:y2="7.604cm">
            <text:p/>
          </draw:line>
          <draw:line draw:style-name="gr2" draw:text-style-name="P3" draw:layer="layout" svg:x1="17.51cm" svg:y1="6.588cm" svg:x2="17.51cm" svg:y2="7.604cm">
            <text:p/>
          </draw:line>
          <draw:line draw:style-name="gr2" draw:text-style-name="P3" draw:layer="layout" svg:x1="18.78cm" svg:y1="6.588cm" svg:x2="18.78cm" svg:y2="7.604cm">
            <text:p/>
          </draw:line>
          <draw:line draw:style-name="gr2" draw:text-style-name="P3" draw:layer="layout" svg:x1="22.59cm" svg:y1="6.588cm" svg:x2="22.59cm" svg:y2="7.604cm">
            <text:p/>
          </draw:line>
          <draw:line draw:style-name="gr2" draw:text-style-name="P3" draw:layer="layout" svg:x1="23.86cm" svg:y1="6.588cm" svg:x2="23.86cm" svg:y2="7.604cm">
            <text:p/>
          </draw:line>
          <draw:line draw:style-name="gr2" draw:text-style-name="P3" draw:layer="layout" svg:x1="25.13cm" svg:y1="6.588cm" svg:x2="25.13cm" svg:y2="7.604cm">
            <text:p/>
          </draw:line>
        </draw:g>
        <draw:frame draw:style-name="gr8" draw:text-style-name="P4" draw:layer="layout" svg:width="4.388cm" svg:height="1.143cm" svg:x="13.647cm" svg:y="8.051cm">
          <draw:text-box>
            <text:p text:style-name="P1"><text:span text:style-name="T1">Standard Frame (11 bits)</text:span></text:p>
          </draw:text-box>
        </draw:frame>
        <draw:g>
          <draw:line draw:style-name="gr9" draw:text-style-name="P3" draw:layer="layout" svg:x1="12.43cm" svg:y1="8.112cm" svg:x2="12.43cm" svg:y2="8.62cm">
            <text:p/>
          </draw:line>
          <draw:line draw:style-name="gr9" draw:text-style-name="P3" draw:layer="layout" svg:x1="26.4cm" svg:y1="8.112cm" svg:x2="26.4cm" svg:y2="8.62cm">
            <text:p/>
          </draw:line>
          <draw:line draw:style-name="gr9" draw:text-style-name="P3" draw:layer="layout" svg:x1="12.43cm" svg:y1="8.62cm" svg:x2="13.7cm" svg:y2="8.62cm">
            <text:p/>
          </draw:line>
          <draw:line draw:style-name="gr9" draw:text-style-name="P3" draw:layer="layout" svg:x1="17.891cm" svg:y1="8.62cm" svg:x2="26.4cm" svg:y2="8.62cm">
            <text:p/>
          </draw:line>
        </draw:g>
        <draw:frame draw:style-name="gr10" draw:text-style-name="P7" draw:layer="layout" svg:width="24.765cm" svg:height="5.373cm" svg:x="1.635cm" svg:y="9.89cm">
          <draw:text-box>
            <text:list text:style-name="L1">
              <text:list-item>
                <text:p text:style-name="P6"><text:span text:style-name="T1">ID's are static. The network is configured as a complete entity with careful bandwidth tuning required. Be a good neighbor to other devices on the bus!</text:span></text:p>
              </text:list-item>
              <text:list-item>
                <text:p text:style-name="P6"><text:span text:style-name="T1">Device implementers </text:span><text:span text:style-name="T4">must</text:span><text:span text:style-name="T1"> provide bandwidth specs for each of its supported ID's so that the bus architect is properly informed.</text:span></text:p>
              </text:list-item>
              <text:list-item>
                <text:p text:style-name="P6"><text:span text:style-name="T1">Each device must implement a FFCR (see following pages) to configure its ID's in order to live harmoniously on the bus.</text:span></text:p>
              </text:list-item>
              <text:list-item>
                <text:p text:style-name="P6"><text:span text:style-name="T1">A device should </text:span><text:span text:style-name="T4">not</text:span><text:span text:style-name="T1"> partition all of it's traffic into one neat value. Use the strength of each as paraphrased above.</text:span></text:p>
              </text:list-item>
              <text:list-item>
                <text:p text:style-name="P6"><text:span text:style-name="T1">IS: static, concise, harmonious, spoofable/testable <text:s text:c="5"/>IS NOT: secure, overbearing, dynamic</text:span></text:p>
              </text:list-item>
            </text:list>
            <text:p text:style-name="P6"><text:span text:style-name="T1"/></text:p>
            <text:p text:style-name="P6"><text:span text:style-name="T1"/></text:p>
            <text:list text:continue-numbering="true" text:style-name="L1">
              <text:list-item>
                <text:p text:style-name="P6"><text:span text:style-name="T1">Is there a endian spec for the data emitted ?</text:span></text:p>
                <text:list>
                  <text:list-item>
                    <text:p text:style-name="P6"><text:span text:style-name="T1">endianess of data (in fact, any aspect of the data) emitted by a particular device is determined by the device implementer. I do prefer big endian for the simple fact that it's easier to view raw data on the bus by commodity tools. As a device implementer you should be prepared to handle either big or little endian data.</text:span></text:p>
                  </text:list-item>
                </text:list>
              </text:list-item>
              <text:list-item>
                <text:p text:style-name="P6"><text:span text:style-name="T1">Is there a standard way to poll for values ?</text:span></text:p>
                <text:list>
                  <text:list-item>
                    <text:p text:style-name="P6"><text:span text:style-name="T1">send the ID w/RTR active, use DLC to indicate requested length. Device </text:span><text:span text:style-name="T4">must</text:span><text:span text:style-name="T1"> respond within &lt;=100ms</text:span>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7.639cm" svg:height="0.569cm" svg:x="18.761cm" svg:y="19.481cm">
          <draw:text-box>
            <text:p text:style-name="P8"><text:span text:style-name="T5">Questions? contact: Sean Stasiak [sstasiak@gmail.com]</text:span></text:p>
          </draw:text-box>
        </draw:frame>
      </draw:page>
      <draw:page draw:name="FreeForm CMD/RESP (FFCR) State Machine" draw:style-name="dp1" draw:master-page-name="Default">
        <draw:custom-shape draw:style-name="gr12" draw:text-style-name="P1" xml:id="id4" draw:id="id4" draw:layer="layout" svg:width="5.08cm" svg:height="2.54cm" svg:x="12.43cm" svg:y="7.35cm">
          <text:p text:style-name="P1">IDLE [0x00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5.08cm" svg:height="2.54cm" svg:x="4.81cm" svg:y="7.35cm">
          <text:p text:style-name="P1">RESET [0x02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" draw:id="id1" draw:layer="layout" svg:width="5.08cm" svg:height="2.54cm" svg:x="12.43cm" svg:y="12.43cm">
          <text:p text:style-name="P1">BUSY [0x01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3" draw:id="id3" draw:layer="layout" svg:width="0.508cm" svg:height="0.508cm" svg:x="14.716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svg:x1="12.43cm" svg:y1="13.7cm" svg:x2="7.35cm" svg:y2="9.89cm" draw:start-shape="id1" draw:start-glue-point="3" draw:end-shape="id2" draw:end-glue-point="2" svg:d="M12430 13700h-5080v-3810" svg:viewBox="0 0 5081 3811">
          <text:p/>
        </draw:connector>
        <draw:connector draw:style-name="gr14" draw:text-style-name="P3" draw:layer="layout" svg:x1="14.97cm" svg:y1="4.175cm" svg:x2="14.97cm" svg:y2="7.35cm" draw:start-shape="id3" draw:start-glue-point="8" draw:end-shape="id4" draw:end-glue-point="0" svg:d="M14970 4175v3175" svg:viewBox="0 0 1 3176">
          <text:p/>
        </draw:connector>
        <draw:connector draw:style-name="gr14" draw:text-style-name="P3" draw:layer="layout" svg:x1="14.97cm" svg:y1="9.89cm" svg:x2="14.97cm" svg:y2="12.43cm" draw:start-shape="id4" draw:start-glue-point="2" draw:end-shape="id1" draw:end-glue-point="0" svg:d="M14970 9890v2540" svg:viewBox="0 0 1 2541">
          <text:p/>
        </draw:connector>
        <draw:connector draw:style-name="gr14" draw:text-style-name="P3" draw:layer="layout" svg:x1="12.43cm" svg:y1="8.62cm" svg:x2="9.89cm" svg:y2="8.62cm" draw:start-shape="id4" draw:start-glue-point="3" draw:end-shape="id2" draw:end-glue-point="1" svg:d="M12430 8620h-2540" svg:viewBox="0 0 2541 1">
          <text:p/>
        </draw:connector>
        <draw:connector draw:style-name="gr14" draw:text-style-name="P3" draw:layer="layout" svg:x1="7.35cm" svg:y1="7.35cm" svg:x2="14.957cm" svg:y2="4.779cm" draw:start-shape="id2" draw:start-glue-point="0" draw:end-shape="id5" draw:end-glue-point="3" svg:d="M7350 7350v-2571h7607" svg:viewBox="0 0 7608 2572">
          <text:p/>
        </draw:connector>
        <draw:connector draw:style-name="gr14" draw:text-style-name="P3" xml:id="id5" draw:id="id5" draw:layer="layout" draw:line-skew="5.975cm" svg:x1="17.51cm" svg:y1="13.7cm" svg:x2="14.957cm" svg:y2="4.779cm" draw:start-shape="id1" draw:start-glue-point="1" svg:d="M17510 13700h6477v-8921h-9030" svg:viewBox="0 0 9031 8922">
          <text:p/>
        </draw:connector>
        <draw:frame draw:style-name="gr15" draw:text-style-name="P11" draw:layer="layout" svg:width="1.488cm" svg:height="0.725cm" svg:x="14.244cm" svg:y="2.688cm">
          <draw:text-box>
            <text:p text:style-name="P1"><text:span text:style-name="T2">Entry</text:span></text:p>
          </draw:text-box>
        </draw:frame>
        <draw:connector draw:style-name="gr14" draw:text-style-name="P3" draw:layer="layout" draw:type="curve" draw:line-skew="0.922cm" svg:x1="17.51cm" svg:y1="8.62cm" svg:x2="17.603cm" svg:y2="7.587cm" draw:start-shape="id4" svg:d="M17510 8620c2136 0 2089-1033 93-1033" svg:viewBox="0 0 1597 1034">
          <text:p/>
        </draw:connector>
        <draw:connector draw:style-name="gr14" draw:text-style-name="P3" draw:layer="layout" draw:type="curve" draw:line-skew="0.922cm" svg:x1="17.51cm" svg:y1="9.907cm" svg:x2="17.603cm" svg:y2="8.874cm" svg:d="M17510 9907c2136 0 2089-1033 93-1033" svg:viewBox="0 0 1597 1034">
          <text:p/>
        </draw:connector>
        <draw:connector draw:style-name="gr14" draw:text-style-name="P3" draw:layer="layout" draw:type="curve" draw:line-skew="0.922cm" svg:x1="17.565cm" svg:y1="13.717cm" svg:x2="17.658cm" svg:y2="12.684cm" svg:d="M17565 13717c2136 0 2089-1033 93-1033" svg:viewBox="0 0 1597 1034">
          <text:p/>
        </draw:connector>
        <draw:frame draw:style-name="gr16" draw:text-style-name="P11" draw:layer="layout" svg:width="3.766cm" svg:height="0.725cm" svg:x="18.443cm" svg:y="7.133cm">
          <draw:text-box>
            <text:p text:style-name="P1"><text:span text:style-name="T2">BUFFER RD/WR</text:span></text:p>
          </draw:text-box>
        </draw:frame>
        <draw:frame draw:style-name="gr17" draw:text-style-name="P11" draw:layer="layout" svg:width="2.852cm" svg:height="0.725cm" svg:x="18.979cm" svg:y="9.55cm">
          <draw:text-box>
            <text:p text:style-name="P1"><text:span text:style-name="T2">STATUS RD</text:span></text:p>
          </draw:text-box>
        </draw:frame>
        <draw:frame draw:style-name="gr17" draw:text-style-name="P11" draw:layer="layout" svg:width="2.852cm" svg:height="0.725cm" svg:x="18.264cm" svg:y="12.049cm">
          <draw:text-box>
            <text:p text:style-name="P1"><text:span text:style-name="T2">STATUS RD</text:span></text:p>
          </draw:text-box>
        </draw:frame>
        <draw:frame draw:style-name="gr18" draw:text-style-name="P11" draw:layer="layout" svg:width="2.305cm" svg:height="0.725cm" svg:x="14.929cm" svg:y="10.571cm">
          <draw:text-box>
            <text:p text:style-name="P1"><text:span text:style-name="T2">CMD WR</text:span></text:p>
          </draw:text-box>
        </draw:frame>
        <draw:frame draw:style-name="gr19" draw:text-style-name="P11" draw:layer="layout" svg:width="2.187cm" svg:height="0.725cm" svg:x="10.057cm" svg:y="8.747cm">
          <draw:text-box>
            <text:p text:style-name="P1"><text:span text:style-name="T2">RST WR</text:span></text:p>
          </draw:text-box>
        </draw:frame>
        <draw:frame draw:style-name="gr19" draw:text-style-name="P11" draw:layer="layout" svg:width="2.187cm" svg:height="0.725cm" svg:x="9.735cm" svg:y="12.938cm">
          <draw:text-box>
            <text:p text:style-name="P1"><text:span text:style-name="T2">RST WR</text:span></text:p>
          </draw:text-box>
        </draw:frame>
        <draw:frame draw:style-name="gr20" draw:text-style-name="P11" draw:layer="layout" svg:width="1.725cm" svg:height="0.725cm" svg:x="20.301cm" svg:y="13.737cm">
          <draw:text-box>
            <text:p text:style-name="P1"><text:span text:style-name="T2">DONE</text:span></text:p>
          </draw:text-box>
        </draw:frame>
        <draw:frame draw:style-name="gr21" draw:text-style-name="P11" draw:layer="layout" svg:width="3.584cm" svg:height="0.725cm" svg:x="13.219cm" svg:y="14.156cm">
          <draw:text-box>
            <text:p text:style-name="P1"><text:span text:style-name="T2">EXECUTE CMD</text:span></text:p>
          </draw:text-box>
        </draw:frame>
        <draw:frame draw:style-name="gr22" draw:text-style-name="P4" draw:layer="layout" svg:width="2.78cm" svg:height="1.039cm" svg:x="13.587cm" svg:y="12.534cm">
          <draw:text-box>
            <text:p text:style-name="P1"><text:span text:style-name="T1">ON ENTRY:</text:span></text:p>
            <text:p text:style-name="P1"><text:span text:style-name="T1">EMIT STATUS</text:span></text:p>
          </draw:text-box>
        </draw:frame>
        <draw:frame draw:style-name="gr22" draw:text-style-name="P4" draw:layer="layout" svg:width="2.78cm" svg:height="1.039cm" svg:x="13.587cm" svg:y="7.35cm">
          <draw:text-box>
            <text:p text:style-name="P1"><text:span text:style-name="T1">ON ENTRY:</text:span></text:p>
            <text:p text:style-name="P1"><text:span text:style-name="T1">EMIT STATUS</text:span></text:p>
          </draw:text-box>
        </draw:frame>
        <draw:frame draw:style-name="gr22" draw:text-style-name="P4" draw:layer="layout" svg:width="2.78cm" svg:height="1.039cm" svg:x="5.967cm" svg:y="7.35cm">
          <draw:text-box>
            <text:p text:style-name="P1"><text:span text:style-name="T1">ON ENTRY:</text:span></text:p>
            <text:p text:style-name="P1"><text:span text:style-name="T1">EMIT STATUS</text:span></text:p>
          </draw:text-box>
        </draw:frame>
        <draw:frame draw:style-name="gr23" draw:text-style-name="P11" draw:layer="layout" svg:width="4.757cm" svg:height="0.725cm" svg:x="5.019cm" svg:y="9.09cm">
          <draw:text-box>
            <text:p text:style-name="P1"><text:span text:style-name="T2">RESET/ABORT EXEC</text:span></text:p>
          </draw:text-box>
        </draw:frame>
        <draw:frame draw:style-name="gr11" draw:text-style-name="P9" draw:layer="layout" svg:width="7.639cm" svg:height="0.569cm" svg:x="18.762cm" svg:y="19.482cm">
          <draw:text-box>
            <text:p text:style-name="P8"><text:span text:style-name="T5">Questions? contact: Sean Stasiak [sstasiak@gmail.com]</text:span></text:p>
          </draw:text-box>
        </draw:frame>
      </draw:page>
      <draw:page draw:name="FFCR Registers" draw:style-name="dp1" draw:master-page-name="Default">
        <draw:g>
          <draw:g>
            <draw:line draw:style-name="gr3" draw:text-style-name="P3" draw:layer="layout" svg:x1="12.43cm" svg:y1="2.27cm" svg:x2="12.43cm" svg:y2="3.54cm">
              <text:p/>
            </draw:line>
            <draw:line draw:style-name="gr3" draw:text-style-name="P3" draw:layer="layout" svg:x1="26.4cm" svg:y1="2.27cm" svg:x2="26.4cm" svg:y2="3.54cm">
              <text:p/>
            </draw:line>
            <draw:line draw:style-name="gr3" draw:text-style-name="P3" draw:layer="layout" svg:x1="12.43cm" svg:y1="3.54cm" svg:x2="26.4cm" svg:y2="3.54cm">
              <text:p/>
            </draw:line>
            <draw:line draw:style-name="gr3" draw:text-style-name="P3" draw:layer="layout" svg:x1="12.43cm" svg:y1="2.27cm" svg:x2="26.4cm" svg:y2="2.27cm">
              <text:p/>
            </draw:line>
          </draw:g>
          <draw:line draw:style-name="gr3" draw:text-style-name="P3" draw:layer="layout" svg:x1="14.97cm" svg:y1="2.397cm" svg:x2="14.97cm" svg:y2="3.413cm">
            <text:p/>
          </draw:line>
          <draw:line draw:style-name="gr3" draw:text-style-name="P3" draw:layer="layout" svg:x1="13.7cm" svg:y1="2.397cm" svg:x2="13.7cm" svg:y2="3.413cm">
            <text:p/>
          </draw:line>
        </draw:g>
        <draw:g>
          <draw:g>
            <draw:line draw:style-name="gr3" draw:text-style-name="P3" draw:layer="layout" svg:x1="12.43cm" svg:y1="3.667cm" svg:x2="12.43cm" svg:y2="4.937cm">
              <text:p/>
            </draw:line>
            <draw:line draw:style-name="gr3" draw:text-style-name="P3" draw:layer="layout" svg:x1="26.4cm" svg:y1="3.667cm" svg:x2="26.4cm" svg:y2="4.937cm">
              <text:p/>
            </draw:line>
            <draw:line draw:style-name="gr3" draw:text-style-name="P3" draw:layer="layout" svg:x1="12.43cm" svg:y1="4.937cm" svg:x2="26.4cm" svg:y2="4.937cm">
              <text:p/>
            </draw:line>
            <draw:line draw:style-name="gr3" draw:text-style-name="P3" draw:layer="layout" svg:x1="12.43cm" svg:y1="3.667cm" svg:x2="26.4cm" svg:y2="3.667cm">
              <text:p/>
            </draw:line>
          </draw:g>
          <draw:line draw:style-name="gr3" draw:text-style-name="P3" draw:layer="layout" svg:x1="14.97cm" svg:y1="3.794cm" svg:x2="14.97cm" svg:y2="4.81cm">
            <text:p/>
          </draw:line>
          <draw:line draw:style-name="gr3" draw:text-style-name="P3" draw:layer="layout" svg:x1="13.7cm" svg:y1="3.794cm" svg:x2="13.7cm" svg:y2="4.81cm">
            <text:p/>
          </draw:line>
        </draw:g>
        <draw:g>
          <draw:g>
            <draw:line draw:style-name="gr3" draw:text-style-name="P3" draw:layer="layout" svg:x1="12.43cm" svg:y1="5.064cm" svg:x2="12.43cm" svg:y2="6.334cm">
              <text:p/>
            </draw:line>
            <draw:line draw:style-name="gr3" draw:text-style-name="P3" draw:layer="layout" svg:x1="26.4cm" svg:y1="5.064cm" svg:x2="26.4cm" svg:y2="6.334cm">
              <text:p/>
            </draw:line>
            <draw:line draw:style-name="gr3" draw:text-style-name="P3" draw:layer="layout" svg:x1="12.43cm" svg:y1="6.334cm" svg:x2="26.4cm" svg:y2="6.334cm">
              <text:p/>
            </draw:line>
            <draw:line draw:style-name="gr3" draw:text-style-name="P3" draw:layer="layout" svg:x1="12.43cm" svg:y1="5.064cm" svg:x2="26.4cm" svg:y2="5.064cm">
              <text:p/>
            </draw:line>
          </draw:g>
          <draw:line draw:style-name="gr3" draw:text-style-name="P3" draw:layer="layout" svg:x1="14.97cm" svg:y1="5.191cm" svg:x2="14.97cm" svg:y2="6.207cm">
            <text:p/>
          </draw:line>
          <draw:line draw:style-name="gr3" draw:text-style-name="P3" draw:layer="layout" svg:x1="13.7cm" svg:y1="5.191cm" svg:x2="13.7cm" svg:y2="6.207cm">
            <text:p/>
          </draw:line>
        </draw:g>
        <draw:frame draw:style-name="gr1" draw:text-style-name="P2" draw:layer="layout" svg:width="1.27cm" svg:height="1.27cm" svg:x="12.43cm" svg:y="2.27cm">
          <draw:text-box>
            <text:p text:style-name="P1">1</text:p>
          </draw:text-box>
        </draw:frame>
        <draw:frame draw:style-name="gr1" draw:text-style-name="P2" draw:layer="layout" svg:width="1.27cm" svg:height="1.27cm" svg:x="12.43cm" svg:y="3.667cm">
          <draw:text-box>
            <text:p text:style-name="P1">1</text:p>
          </draw:text-box>
        </draw:frame>
        <draw:frame draw:style-name="gr1" draw:text-style-name="P2" draw:layer="layout" svg:width="1.27cm" svg:height="1.27cm" svg:x="12.43cm" svg:y="5.064cm">
          <draw:text-box>
            <text:p text:style-name="P1">1</text:p>
          </draw:text-box>
        </draw:frame>
        <draw:frame draw:style-name="gr1" draw:text-style-name="P2" draw:layer="layout" svg:width="1.27cm" svg:height="1.27cm" svg:x="13.7cm" svg:y="5.064cm">
          <draw:text-box>
            <text:p text:style-name="P1">1</text:p>
          </draw:text-box>
        </draw:frame>
        <draw:frame draw:style-name="gr1" draw:text-style-name="P2" draw:layer="layout" svg:width="1.27cm" svg:height="1.27cm" svg:x="13.7cm" svg:y="3.667cm">
          <draw:text-box>
            <text:p text:style-name="P1">1</text:p>
          </draw:text-box>
        </draw:frame>
        <draw:frame draw:style-name="gr1" draw:text-style-name="P2" draw:layer="layout" svg:width="1.27cm" svg:height="1.27cm" svg:x="13.7cm" svg:y="2.27cm">
          <draw:text-box>
            <text:p text:style-name="P1">1</text:p>
          </draw:text-box>
        </draw:frame>
        <draw:g>
          <draw:line draw:style-name="gr2" draw:text-style-name="P3" draw:layer="layout" svg:x1="21.32cm" svg:y1="2.397cm" svg:x2="21.32cm" svg:y2="3.413cm">
            <text:p/>
          </draw:line>
          <draw:line draw:style-name="gr2" draw:text-style-name="P3" draw:layer="layout" svg:x1="20.05cm" svg:y1="2.397cm" svg:x2="20.05cm" svg:y2="3.413cm">
            <text:p/>
          </draw:line>
          <draw:line draw:style-name="gr2" draw:text-style-name="P3" draw:layer="layout" svg:x1="16.24cm" svg:y1="2.397cm" svg:x2="16.24cm" svg:y2="3.413cm">
            <text:p/>
          </draw:line>
          <draw:line draw:style-name="gr2" draw:text-style-name="P3" draw:layer="layout" svg:x1="17.51cm" svg:y1="2.397cm" svg:x2="17.51cm" svg:y2="3.413cm">
            <text:p/>
          </draw:line>
          <draw:line draw:style-name="gr2" draw:text-style-name="P3" draw:layer="layout" svg:x1="18.78cm" svg:y1="2.397cm" svg:x2="18.78cm" svg:y2="3.413cm">
            <text:p/>
          </draw:line>
          <draw:line draw:style-name="gr2" draw:text-style-name="P3" draw:layer="layout" svg:x1="22.59cm" svg:y1="2.397cm" svg:x2="22.59cm" svg:y2="3.413cm">
            <text:p/>
          </draw:line>
          <draw:line draw:style-name="gr2" draw:text-style-name="P3" draw:layer="layout" svg:x1="23.86cm" svg:y1="2.397cm" svg:x2="23.86cm" svg:y2="3.413cm">
            <text:p/>
          </draw:line>
          <draw:line draw:style-name="gr2" draw:text-style-name="P3" draw:layer="layout" svg:x1="25.13cm" svg:y1="2.397cm" svg:x2="25.13cm" svg:y2="3.413cm">
            <text:p/>
          </draw:line>
        </draw:g>
        <draw:g>
          <draw:line draw:style-name="gr2" draw:text-style-name="P3" draw:layer="layout" svg:x1="21.32cm" svg:y1="3.794cm" svg:x2="21.32cm" svg:y2="4.81cm">
            <text:p/>
          </draw:line>
          <draw:line draw:style-name="gr2" draw:text-style-name="P3" draw:layer="layout" svg:x1="20.05cm" svg:y1="3.794cm" svg:x2="20.05cm" svg:y2="4.81cm">
            <text:p/>
          </draw:line>
          <draw:line draw:style-name="gr2" draw:text-style-name="P3" draw:layer="layout" svg:x1="16.24cm" svg:y1="3.794cm" svg:x2="16.24cm" svg:y2="4.81cm">
            <text:p/>
          </draw:line>
          <draw:line draw:style-name="gr2" draw:text-style-name="P3" draw:layer="layout" svg:x1="17.51cm" svg:y1="3.794cm" svg:x2="17.51cm" svg:y2="4.81cm">
            <text:p/>
          </draw:line>
          <draw:line draw:style-name="gr2" draw:text-style-name="P3" draw:layer="layout" svg:x1="18.78cm" svg:y1="3.794cm" svg:x2="18.78cm" svg:y2="4.81cm">
            <text:p/>
          </draw:line>
          <draw:line draw:style-name="gr2" draw:text-style-name="P3" draw:layer="layout" svg:x1="22.59cm" svg:y1="3.794cm" svg:x2="22.59cm" svg:y2="4.81cm">
            <text:p/>
          </draw:line>
          <draw:line draw:style-name="gr2" draw:text-style-name="P3" draw:layer="layout" svg:x1="23.86cm" svg:y1="3.794cm" svg:x2="23.86cm" svg:y2="4.81cm">
            <text:p/>
          </draw:line>
          <draw:line draw:style-name="gr2" draw:text-style-name="P3" draw:layer="layout" svg:x1="25.13cm" svg:y1="3.794cm" svg:x2="25.13cm" svg:y2="4.81cm">
            <text:p/>
          </draw:line>
        </draw:g>
        <draw:g>
          <draw:line draw:style-name="gr2" draw:text-style-name="P3" draw:layer="layout" svg:x1="21.32cm" svg:y1="5.191cm" svg:x2="21.32cm" svg:y2="6.207cm">
            <text:p/>
          </draw:line>
          <draw:line draw:style-name="gr2" draw:text-style-name="P3" draw:layer="layout" svg:x1="20.05cm" svg:y1="5.191cm" svg:x2="20.05cm" svg:y2="6.207cm">
            <text:p/>
          </draw:line>
          <draw:line draw:style-name="gr2" draw:text-style-name="P3" draw:layer="layout" svg:x1="16.24cm" svg:y1="5.191cm" svg:x2="16.24cm" svg:y2="6.207cm">
            <text:p/>
          </draw:line>
          <draw:line draw:style-name="gr2" draw:text-style-name="P3" draw:layer="layout" svg:x1="17.51cm" svg:y1="5.191cm" svg:x2="17.51cm" svg:y2="6.207cm">
            <text:p/>
          </draw:line>
          <draw:line draw:style-name="gr2" draw:text-style-name="P3" draw:layer="layout" svg:x1="18.78cm" svg:y1="5.191cm" svg:x2="18.78cm" svg:y2="6.207cm">
            <text:p/>
          </draw:line>
          <draw:line draw:style-name="gr2" draw:text-style-name="P3" draw:layer="layout" svg:x1="22.59cm" svg:y1="5.191cm" svg:x2="22.59cm" svg:y2="6.207cm">
            <text:p/>
          </draw:line>
          <draw:line draw:style-name="gr2" draw:text-style-name="P3" draw:layer="layout" svg:x1="23.86cm" svg:y1="5.191cm" svg:x2="23.86cm" svg:y2="6.207cm">
            <text:p/>
          </draw:line>
          <draw:line draw:style-name="gr2" draw:text-style-name="P3" draw:layer="layout" svg:x1="25.13cm" svg:y1="5.191cm" svg:x2="25.13cm" svg:y2="6.207cm">
            <text:p/>
          </draw:line>
        </draw:g>
        <draw:frame draw:style-name="gr8" draw:text-style-name="P4" draw:layer="layout" svg:width="4.388cm" svg:height="1.143cm" svg:x="13.647cm" svg:y="6.654cm">
          <draw:text-box>
            <text:p text:style-name="P1"><text:span text:style-name="T1">Standard Frame (11 bits)</text:span></text:p>
          </draw:text-box>
        </draw:frame>
        <draw:g>
          <draw:line draw:style-name="gr9" draw:text-style-name="P3" draw:layer="layout" svg:x1="12.43cm" svg:y1="6.715cm" svg:x2="12.43cm" svg:y2="7.223cm">
            <text:p/>
          </draw:line>
          <draw:line draw:style-name="gr9" draw:text-style-name="P3" draw:layer="layout" svg:x1="26.4cm" svg:y1="6.715cm" svg:x2="26.4cm" svg:y2="7.223cm">
            <text:p/>
          </draw:line>
          <draw:line draw:style-name="gr9" draw:text-style-name="P3" draw:layer="layout" svg:x1="12.43cm" svg:y1="7.223cm" svg:x2="13.7cm" svg:y2="7.223cm">
            <text:p/>
          </draw:line>
          <draw:line draw:style-name="gr9" draw:text-style-name="P3" draw:layer="layout" svg:x1="17.891cm" svg:y1="7.223cm" svg:x2="26.4cm" svg:y2="7.223cm">
            <text:p/>
          </draw:line>
        </draw:g>
        <draw:frame draw:style-name="gr7" draw:text-style-name="P2" draw:layer="layout" svg:width="11.43cm" svg:height="1.27cm" svg:x="14.97cm" svg:y="2.27cm">
          <draw:text-box>
            <text:p text:style-name="P1">COMMAND</text:p>
          </draw:text-box>
        </draw:frame>
        <draw:frame draw:style-name="gr7" draw:text-style-name="P2" draw:layer="layout" svg:width="11.43cm" svg:height="1.27cm" svg:x="14.97cm" svg:y="3.667cm">
          <draw:text-box>
            <text:p text:style-name="P1">BUFFER</text:p>
          </draw:text-box>
        </draw:frame>
        <draw:frame draw:style-name="gr7" draw:text-style-name="P2" draw:layer="layout" svg:width="11.43cm" svg:height="1.27cm" svg:x="14.97cm" svg:y="5.064cm">
          <draw:text-box>
            <text:p text:style-name="P1">STATUS</text:p>
          </draw:text-box>
        </draw:frame>
        <draw:custom-shape draw:style-name="gr24" draw:text-style-name="P3" draw:layer="layout" svg:width="0.889cm" svg:height="4.064cm" svg:x="11.16cm" svg:y="2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2" draw:layer="layout" svg:width="9.906cm" svg:height="3.095cm" svg:x="1.127cm" svg:y="2.756cm">
          <draw:text-box>
            <text:p text:style-name="P12">Initial values determined by device architect but must be configurable. Final ID's determined by bus architect.</text:p>
          </draw:text-box>
        </draw:frame>
        <draw:frame draw:style-name="gr26" draw:text-style-name="P7" draw:layer="layout" svg:width="24.765cm" svg:height="8.534cm" svg:x="1.635cm" svg:y="7.985cm">
          <draw:text-box>
            <text:p text:style-name="P6"><text:span text:style-name="T1">COMMAND [R/W] – Data Interpretation: Determined by device architect. Behavior not guaranteed if R/W while in state other than IDLE.</text:span></text:p>
            <text:p text:style-name="P6"><text:span text:style-name="T1"/></text:p>
            <text:p text:style-name="P6"><text:span text:style-name="T1">BUFFER [R/W] – Data Interpretation: Determined by device architect.. Behavior not guaranteed if R/W while in state other than IDLE.</text:span></text:p>
            <text:p text:style-name="P6"><text:span text:style-name="T1"/></text:p>
            <text:p text:style-name="P6"><text:span text:style-name="T1">STATUS [R/W] – Can reset/abort anything in progress by writing 'r','s','t', (in separate frames!) to this register with no more than 100ms between each. All other writes are ignored. RD in any state – first byte is guaranteed to exist and its value is current STATE. The remaining bytes are determined by device architect and are a useful side-channel for additional response information. Remember: STATUS is automatically emitted upon transition from BUSY-&gt;IDLE which can be leveraged to reduce the need to poll the BUFFER (saving two frames worth of bandwidth).</text:span></text:p>
            <text:p text:style-name="P6"><text:span text:style-name="T1"/></text:p>
            <text:list text:style-name="L1">
              <text:list-item>
                <text:p text:style-name="P6"><text:span text:style-name="T1">How do I configure these ID's ?</text:span></text:p>
                <text:list>
                  <text:list-item>
                    <text:p text:style-name="P6"><text:span text:style-name="T1">A device </text:span><text:span text:style-name="T4">may </text:span><text:span text:style-name="T6">have another channel to do this (usb/bt/serial/etc) If not, CAN is the </text:span><text:span text:style-name="T4">only</text:span><text:span text:style-name="T6"> way to perform this activity. In this case, you're going to need a bridge device of some kind to reach your unconfigured device.</text:span></text:p>
                    <text:list>
                      <text:list-item>
                        <text:p text:style-name="P6"><text:span text:style-name="T6">Setup a separate network with only the bridge device and your unconfigured device.</text:span></text:p>
                      </text:list-item>
                      <text:list-item>
                        <text:p text:style-name="P6"><text:span text:style-name="T6">Configure through bridge. Device implementer </text:span><text:span text:style-name="T7">must</text:span><text:span text:style-name="T6"> provide you with the default addresses of the above 3 registers!</text:span></text:p>
                      </text:list-item>
                      <text:list-item>
                        <text:p text:style-name="P6"><text:span text:style-name="T6">Introduce newly configured device to rest of network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">How do I decide ID's ?</text:span></text:p>
                <text:list>
                  <text:list-item>
                    <text:p text:style-name="P6"><text:span text:style-name="T1">That's up to you. Notice how these particular ID's are restricted to LOW PRI, HIGH VOLUME type of traffic.</text:span></text:p>
                  </text:list-item>
                  <text:list-item>
                    <text:p text:style-name="P6"><text:span text:style-name="T1">If you have multiples (such as a display), I would probably use the last few bits for a multiple indicator:</text:span></text:p>
                    <text:list>
                      <text:list-item>
                        <text:p text:style-name="P6"><text:span text:style-name="T1">110000rrmmm -&gt; where mmm is acting as a 'selector' for up to 8 devices and rr is the register selecto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9" draw:layer="layout" svg:width="7.639cm" svg:height="0.569cm" svg:x="18.762cm" svg:y="19.482cm">
          <draw:text-box>
            <text:p text:style-name="P8"><text:span text:style-name="T5">Questions? contact: Sean Stasiak [sstasiak@gmail.com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8T21:48:15.443000000</meta:creation-date>
    <meta:generator>LibreOffice/4.4.4.3$Windows_x86 LibreOffice_project/2c39ebcf046445232b798108aa8a7e7d89552ea8</meta:generator>
    <meta:editing-cycles>1</meta:editing-cycles>
    <meta:editing-duration>P0D</meta:editing-duration>
    <dc:description>Sean Stasiak: sstasiak@gmail.com</dc:description>
    <dc:title>LibreEMS Minimal CAN Specification</dc:title>
    <meta:document-statistic meta:object-count="198"/>
  </office:meta>
</office:document-meta>
</file>